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0.708cm" svg:y="8.732cm">
            <draw:object draw:notify-on-update-of-ranges="Sheet1.A2:Sheet1.A1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53cm" svg:y="8.812cm">
            <draw:object draw:notify-on-update-of-ranges="Sheet1.F2:Sheet1.F17 Sheet1.G2:Sheet1.G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Рандомные числа</text:p>
          </table:table-cell>
          <table:table-cell table:number-columns-repeated="4"/>
          <table:table-cell office:value-type="string" calcext:value-type="string">
            <text:p>Фибоначчи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8654" calcext:value-type="float">
            <text:p>18654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0022" calcext:value-type="float">
            <text:p>3002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44239" calcext:value-type="float">
            <text:p>44239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62094" calcext:value-type="float">
            <text:p>62094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77133" calcext:value-type="float">
            <text:p>77133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88239" calcext:value-type="float">
            <text:p>88239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4368" calcext:value-type="float">
            <text:p>4368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05608" calcext:value-type="float">
            <text:p>105608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7067" calcext:value-type="float">
            <text:p>7067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18052" calcext:value-type="float">
            <text:p>11805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1435" calcext:value-type="float">
            <text:p>11435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32675" calcext:value-type="float">
            <text:p>132675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18499" calcext:value-type="float">
            <text:p>1849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48778" calcext:value-type="float">
            <text:p>148778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29956" calcext:value-type="float">
            <text:p>29956</text:p>
          </table:table-cell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48534" calcext:value-type="float">
            <text:p>48534</text:p>
          </table:table-cell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80472" calcext:value-type="float">
            <text:p>80472</text:p>
          </table:table-cell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30875" calcext:value-type="float">
            <text:p>130875</text:p>
          </table:table-cell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207238" calcext:value-type="float">
            <text:p>207238</text:p>
          </table:table-cell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333856" calcext:value-type="float">
            <text:p>333856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541462" calcext:value-type="float">
            <text:p>5414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9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9T18:34:10.596496970</meta:creation-date>
    <dc:date>2026-02-09T18:52:15.996674210</dc:date>
    <meta:editing-duration>PT6M23S</meta:editing-duration>
    <meta:editing-cycles>1</meta:editing-cycles>
    <meta:document-statistic meta:table-count="1" meta:cell-count="54" meta:object-count="2"/>
    <meta:generator>LibreOffice/25.8.4.2$Linux_X86_64 LibreOffice_project/58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6cm" svg:y="4.201cm" style:legend-expansion="high" chart:style-name="ch2"/>
        <chart:plot-area chart:style-name="ch3" svg:x="0.32cm" svg:y="0.18cm" svg:width="12.506cm" svg:height="8.64cm">
          <chart:coordinate-region svg:x="1.719cm" svg:y="0.379cm" svg:width="10.3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class="chart:scatter">
            <chart:domain table:cell-range-address="Sheet1.A2:Sheet1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Sheet1.A2:Sheet1.A11</svg:desc>
                </draw:g>
              </table:table-cell>
              <table:table-cell office:value-type="float" office:value="18654">
                <text:p>18654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0">
                <text:p>2000000</text:p>
              </table:table-cell>
              <table:table-cell office:value-type="float" office:value="30022">
                <text:p>30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0">
                <text:p>3000000</text:p>
              </table:table-cell>
              <table:table-cell office:value-type="float" office:value="44239">
                <text:p>442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0">
                <text:p>4000000</text:p>
              </table:table-cell>
              <table:table-cell office:value-type="float" office:value="62094">
                <text:p>62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77133">
                <text:p>77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0">
                <text:p>6000000</text:p>
              </table:table-cell>
              <table:table-cell office:value-type="float" office:value="88239">
                <text:p>882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0">
                <text:p>7000000</text:p>
              </table:table-cell>
              <table:table-cell office:value-type="float" office:value="105608">
                <text:p>105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0">
                <text:p>8000000</text:p>
              </table:table-cell>
              <table:table-cell office:value-type="float" office:value="118052">
                <text:p>118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0">
                <text:p>9000000</text:p>
              </table:table-cell>
              <table:table-cell office:value-type="float" office:value="132675">
                <text:p>132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148778">
                <text:p>148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08cm" svg:y="4.201cm" style:legend-expansion="high" chart:style-name="ch2"/>
        <chart:plot-area chart:style-name="ch3" svg:x="0.32cm" svg:y="0.18cm" svg:width="12.468cm" svg:height="8.64cm">
          <chart:coordinate-region svg:x="1.719cm" svg:y="0.379cm" svg:width="10.87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17" chart:class="chart:scatter">
            <chart:domain table:cell-range-address="Sheet1.F2:Sheet1.F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F2:Sheet1.F17</svg:desc>
                </draw:g>
              </table:table-cell>
              <table:table-cell office:value-type="float" office:value="395">
                <text:p>395</text:p>
                <draw:g>
                  <svg:desc>Sheet1.G2:Sheet1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4368">
                <text:p>4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7067">
                <text:p>70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11435">
                <text:p>11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18499">
                <text:p>18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29956">
                <text:p>299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48534">
                <text:p>485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80472">
                <text:p>804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130875">
                <text:p>130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207238">
                <text:p>207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333856">
                <text:p>3338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541462">
                <text:p>5414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